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298" officeooo:paragraph-rsid="00104298"/>
    </style:style>
    <style:style style:name="P2" style:family="paragraph" style:parent-style-name="Standard">
      <style:text-properties fo:font-size="14pt" fo:font-weight="bold" officeooo:rsid="00104298" officeooo:paragraph-rsid="00104298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dule for SeeboMini<text:tab/><text:tab/><text:tab/><text:tab/><text:tab/><text:tab/><text:tab/><text:tab/><text:tab/><text:tab/><text:tab/><text:tab/><text:span text:style-name="T2">Jin Kim <text:tab/>14-11-2014</text:span></text:p>
      <text:p text:style-name="P1"/>
      <text:p text:style-name="P1"><draw:frame draw:style-name="fr1" draw:name="Object1" text:anchor-type="paragraph" svg:width="26.855cm" svg:height="15.23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6:27:00.852203402</meta:creation-date>
    <dc:date>2014-11-14T16:44:59.872465890</dc:date>
    <meta:editing-duration>P0D</meta:editing-duration>
    <meta:editing-cycles>1</meta:editing-cycles>
    <meta:document-statistic meta:table-count="0" meta:image-count="0" meta:object-count="1" meta:page-count="1" meta:paragraph-count="1" meta:word-count="6" meta:character-count="53" meta:non-whitespace-character-count="3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3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double #000000" style:border-line-width-bottom="0cm 0.004cm 0.002cm" fo:border-left="0.51pt solid #000000" fo:border-right="0.54pt double #000000" style:border-line-width-right="0.009cm 0.005cm 0.005cm" fo:border-top="0.54pt double #000000" style:border-line-width-top="0.009cm 0.005cm 0.005cm"/>
    </style:style>
    <style:style style:name="ce2" style:family="table-cell" style:parent-style-name="Default">
      <style:table-cell-properties fo:border-bottom="0.06pt double #000000" style:border-line-width-bottom="0cm 0.004cm 0.002cm" fo:border-left="0.51pt solid #000000" fo:border-right="0.54pt double #000000" style:border-line-width-right="0.009cm 0.005cm 0.005cm" fo:border-top="0.06pt double #000000" style:border-line-width-top="0cm 0.004cm 0.002cm"/>
    </style:style>
    <style:style style:name="ce3" style:family="table-cell" style:parent-style-name="Default">
      <style:table-cell-properties fo:border-bottom="0.06pt double #000000" style:border-line-width-bottom="0cm 0.004cm 0.002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double #000000" style:border-line-width-bottom="0cm 0.004cm 0.002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/>
    </style:style>
    <style:style style:name="ce5" style:family="table-cell" style:parent-style-name="Default">
      <style:table-cell-properties fo:border-bottom="0.54pt double #000000" style:border-line-width-bottom="0.009cm 0.005cm 0.005cm" style:text-align-source="fix" style:repeat-content="false" fo:border-left="0.51pt solid #000000" fo:border-right="0.54pt double #000000" style:border-line-width-right="0.009cm 0.005cm 0.005cm" fo:border-top="0.06pt double #000000" style:border-line-width-top="0cm 0.004cm 0.002cm" style:vertical-align="middle"/>
      <style:paragraph-properties fo:text-align="center"/>
    </style:style>
    <style:style style:name="ce6" style:family="table-cell" style:parent-style-name="Default">
      <style:table-cell-properties fo:border-bottom="0.06pt double #000000" style:border-line-width-bottom="0cm 0.004cm 0.002cm" style:text-align-source="fix" style:repeat-content="false" fo:border-left="0.54pt double #000000" style:border-line-width-left="0.009cm 0.005cm 0.005cm" fo:border-right="0.54pt double #000000" style:border-line-width-right="0.009cm 0.005cm 0.005cm" fo:border-top="0.54pt double #000000" style:border-line-width-top="0.009cm 0.005cm 0.005cm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double #000000" style:border-line-width-bottom="0cm 0.004cm 0.002cm" style:text-align-source="fix" style:repeat-content="false" fo:border-left="0.54pt double #000000" style:border-line-width-left="0.009cm 0.005cm 0.005cm" fo:border-right="0.54pt double #000000" style:border-line-width-right="0.009cm 0.005cm 0.005cm" fo:border-top="0.06pt double #000000" style:border-line-width-top="0cm 0.004cm 0.002cm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double #000000" style:border-line-width-bottom="0cm 0.004cm 0.002cm" fo:border-left="0.54pt double #000000" style:border-line-width-left="0.009cm 0.005cm 0.005cm" fo:border-right="0.54pt double #000000" style:border-line-width-right="0.009cm 0.005cm 0.005cm" fo:border-top="0.06pt double #000000" style:border-line-width-top="0cm 0.004cm 0.002cm"/>
    </style:style>
    <style:style style:name="ce9" style:family="table-cell" style:parent-style-name="Default">
      <style:table-cell-properties fo:border-bottom="0.54pt double #000000" style:border-line-width-bottom="0.009cm 0.005cm 0.005cm" fo:border-left="0.54pt double #000000" style:border-line-width-left="0.009cm 0.005cm 0.005cm" fo:border-right="0.54pt double #000000" style:border-line-width-right="0.009cm 0.005cm 0.005cm" fo:border-top="0.06pt double #000000" style:border-line-width-top="0cm 0.004cm 0.002cm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54pt solid #000000"/>
    </style:style>
    <style:style style:name="ce12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color="#dd4814" draw:fill-color="#dd4814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rect draw:z-index="0" draw:style-name="gr1" draw:text-style-name="P1" svg:width="8.738cm" svg:height="0.088cm" svg:x="6.689cm" svg:y="2.836cm">
            <text:p/>
          </draw:rect>
          <draw:rect draw:z-index="1" draw:style-name="gr1" draw:text-style-name="P1" svg:width="4.349cm" svg:height="0.081cm" svg:x="8.833cm" svg:y="4.259cm">
            <text:p/>
          </draw:rect>
          <draw:rect draw:z-index="2" draw:style-name="gr1" draw:text-style-name="P1" svg:width="2.047cm" svg:height="0.084cm" svg:x="12.228cm" svg:y="5.572cm">
            <text:p/>
          </draw:rect>
          <draw:rect draw:z-index="3" draw:style-name="gr1" draw:text-style-name="P1" svg:width="4.349cm" svg:height="0.081cm" svg:x="13.33cm" svg:y="8.279cm">
            <text:p/>
          </draw:rect>
          <draw:rect draw:z-index="4" draw:style-name="gr1" draw:text-style-name="P1" svg:width="2.047cm" svg:height="0.084cm" svg:x="13.357cm" svg:y="6.911cm">
            <text:p/>
          </draw:rect>
          <draw:rect draw:z-index="5" draw:style-name="gr1" draw:text-style-name="P1" svg:width="4.349cm" svg:height="0.081cm" svg:x="15.632cm" svg:y="9.593cm">
            <text:p/>
          </draw:rect>
          <draw:rect draw:z-index="6" draw:style-name="gr2" draw:text-style-name="P1" svg:width="4.349cm" svg:height="0.081cm" svg:x="20.119cm" svg:y="10.932cm">
            <text:p/>
          </draw:rect>
          <draw:rect draw:z-index="7" draw:style-name="gr2" draw:text-style-name="P1" svg:width="4.349cm" svg:height="0.081cm" svg:x="24.633cm" svg:y="13.698cm">
            <text:p/>
          </draw:rect>
          <draw:rect draw:z-index="8" draw:style-name="gr2" draw:text-style-name="P1" svg:width="2.047cm" svg:height="0.084cm" svg:x="24.66cm" svg:y="12.354cm">
            <text:p/>
          </draw:rect>
          <draw:rect draw:z-index="9" draw:style-name="gr2" draw:text-style-name="P1" svg:width="2.047cm" svg:height="0.084cm" svg:x="20.175cm" svg:y="9.615cm">
            <text:p/>
          </draw:rect>
        </table:shapes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ce8"/>
        <table:table-column table:style-name="co1" table:number-columns-repeated="6" table:default-cell-style-name="ce11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table:number-columns-spanned="1" table:number-rows-spanned="3"/>
          <table:table-cell table:style-name="ce6" office:value-type="string" calcext:value-type="string" table:number-columns-spanned="4" table:number-rows-spanned="1">
            <text:p>October</text:p>
          </table:table-cell>
          <table:covered-table-cell table:number-columns-repeated="3" table:style-name="ce6"/>
          <table:table-cell table:style-name="ce10" office:value-type="string" calcext:value-type="string" table:number-columns-spanned="4" table:number-rows-spanned="1">
            <text:p>November</text:p>
          </table:table-cell>
          <table:covered-table-cell table:style-name="ce10"/>
          <table:covered-table-cell table:number-columns-repeated="2"/>
          <table:table-cell table:style-name="ce12" office:value-type="string" calcext:value-type="string" table:number-columns-spanned="2" table:number-rows-spanned="1">
            <text:p>December</text:p>
          </table:table-cell>
          <table:covered-table-cell/>
        </table:table-row>
        <table:table-row table:style-name="ro2">
          <table:table-cell/>
          <table:covered-table-cell table:style-name="ce2"/>
          <table:table-cell table:style-name="ce7" office:value-type="string" calcext:value-type="string">
            <text:p>1<text:span text:style-name="T1">st</text:span> Week</text:p>
          </table:table-cell>
          <table:table-cell table:style-name="ce7" office:value-type="string" calcext:value-type="string">
            <text:p>2st Week</text:p>
          </table:table-cell>
          <table:table-cell table:style-name="ce7" office:value-type="string" calcext:value-type="string">
            <text:p>3st Week</text:p>
          </table:table-cell>
          <table:table-cell table:style-name="ce7" office:value-type="string" calcext:value-type="string">
            <text:p>4st Week</text:p>
          </table:table-cell>
          <table:table-cell table:style-name="ce10" office:value-type="string" calcext:value-type="string">
            <text:p>5st Week</text:p>
          </table:table-cell>
          <table:table-cell table:style-name="ce10" office:value-type="string" calcext:value-type="string">
            <text:p>6st Week</text:p>
          </table:table-cell>
          <table:table-cell table:style-name="ce10" office:value-type="string" calcext:value-type="string">
            <text:p>7st Week</text:p>
          </table:table-cell>
          <table:table-cell table:style-name="ce10" office:value-type="string" calcext:value-type="string">
            <text:p>8st Week</text:p>
          </table:table-cell>
          <table:table-cell table:style-name="ce10" office:value-type="string" calcext:value-type="string">
            <text:p>9st Week</text:p>
          </table:table-cell>
          <table:table-cell table:style-name="ce10" office:value-type="string" calcext:value-type="string">
            <text:p>10st Week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calcext:value-type="string">
            <text:p>6-10</text:p>
          </table:table-cell>
          <table:table-cell table:style-name="ce7" office:value-type="string" calcext:value-type="string">
            <text:p>13-17</text:p>
          </table:table-cell>
          <table:table-cell table:style-name="ce7" office:value-type="string" calcext:value-type="string">
            <text:p>20-24</text:p>
          </table:table-cell>
          <table:table-cell table:style-name="ce7" office:value-type="string" calcext:value-type="string">
            <text:p>27-31</text:p>
          </table:table-cell>
          <table:table-cell table:style-name="ce10" office:value-type="string" calcext:value-type="string">
            <text:p>3-7</text:p>
          </table:table-cell>
          <table:table-cell table:style-name="ce10" office:value-type="string" calcext:value-type="string">
            <text:p>10-14</text:p>
          </table:table-cell>
          <table:table-cell table:style-name="ce12" office:value-type="string" calcext:value-type="string">
            <text:p>17-21</text:p>
          </table:table-cell>
          <table:table-cell table:style-name="ce12" office:value-type="string" calcext:value-type="string">
            <text:p>24-28</text:p>
          </table:table-cell>
          <table:table-cell table:style-name="ce12" office:value-type="string" calcext:value-type="string">
            <text:p>1-5</text:p>
          </table:table-cell>
          <table:table-cell table:style-name="ce12" office:value-type="string" calcext:value-type="string">
            <text:p>8-12</text:p>
          </table:table-cell>
        </table:table-row>
        <table:table-row table:style-name="ro3">
          <table:table-cell/>
          <table:table-cell office:value-type="string" calcext:value-type="string">
            <text:p>Research for </text:p>
            <text:p>Embedded Linux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Analysis custom </text:p>
            <text:p>Firmware (Amlinux)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Bootloader build </text:p>
            <text:p>For m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Kernel(3.10.33) build </text:p>
            <text:p>For m8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root file system build </text:p>
            <text:p>Using Buildroot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OTA package &amp; Test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Booting Sequence</text:p>
            <text:p>Debugging with Serial </text:p>
            <text:p>Communication(minicom)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Booting Logo change</text:p>
          </table:table-cell>
          <table:table-cell table:number-columns-repeated="10"/>
        </table:table-row>
        <table:table-row table:style-name="ro3">
          <table:table-cell/>
          <table:table-cell table:style-name="ce4" office:value-type="string" calcext:value-type="string">
            <text:p>XBMC version</text:p>
            <text:p>Control &amp; addon(skin)</text:p>
            <text:p>Handling</text:p>
          </table:table-cell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Customising XBMC for </text:p>
            <text:p>Seebo Mini</text:p>
          </table:table-cell>
          <table:table-cell table:style-name="ce9" table:number-columns-repeated="4"/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6:42:27.942126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